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fo:color="#808080" style:font-name="Open Sans Light"/>
    </style:style>
    <style:style style:name="P2" style:family="paragraph" style:parent-style-name="Standard">
      <style:text-properties style:font-name="Open Sans Light"/>
    </style:style>
    <style:style style:name="P3" style:family="paragraph" style:parent-style-name="Standard">
      <style:paragraph-properties fo:text-align="justify" style:justify-single-word="false"/>
    </style:style>
    <style:style style:name="P4" style:family="paragraph" style:parent-style-name="Standard">
      <style:text-properties officeooo:paragraph-rsid="0000016a"/>
    </style:style>
    <style:style style:name="P5" style:family="paragraph" style:parent-style-name="Standard">
      <style:text-properties officeooo:rsid="0000016a" officeooo:paragraph-rsid="0000016a"/>
    </style:style>
    <style:style style:name="P6" style:family="paragraph" style:parent-style-name="Standard">
      <style:paragraph-properties fo:padding-left="0cm" fo:padding-right="0cm" fo:padding-top="0cm" fo:padding-bottom="0.035cm" fo:border-left="none" fo:border-right="none" fo:border-top="none" fo:border-bottom="1.5pt solid #00000a"/>
    </style:style>
    <style:style style:name="P7" style:family="paragraph" style:parent-style-name="Standard">
      <style:paragraph-properties fo:padding-left="0cm" fo:padding-right="0cm" fo:padding-top="0cm" fo:padding-bottom="0.035cm" fo:border-left="none" fo:border-right="none" fo:border-top="none" fo:border-bottom="1.5pt solid #00000a"/>
      <style:text-properties fo:color="#808080" style:font-name="Open Sans Light"/>
    </style:style>
    <style:style style:name="P8" style:family="paragraph" style:parent-style-name="Standard">
      <style:paragraph-properties fo:padding-left="0cm" fo:padding-right="0cm" fo:padding-top="0cm" fo:padding-bottom="0.035cm" fo:border-left="none" fo:border-right="none" fo:border-top="none" fo:border-bottom="1.5pt solid #00000a"/>
      <style:text-properties style:font-name="Open Sans Light"/>
    </style:style>
    <style:style style:name="P9" style:family="paragraph" style:parent-style-name="Standard" style:master-page-name="Standard">
      <style:paragraph-properties style:page-number="auto"/>
      <style:text-properties officeooo:paragraph-rsid="0000016a"/>
    </style:style>
    <style:style style:name="T1" style:family="text">
      <style:text-properties style:font-name="Open Sans Light"/>
    </style:style>
    <style:style style:name="T2" style:family="text">
      <style:text-properties style:font-name="Open Sans Light" fo:font-size="20pt" fo:font-weight="bold" style:font-size-asian="20pt" style:font-weight-asian="bold" style:font-size-complex="20pt" style:font-weight-complex="bold"/>
    </style:style>
    <style:style style:name="T3" style:family="text">
      <style:text-properties style:font-name="Open Sans Light" fo:font-size="20pt" fo:font-weight="bold" officeooo:rsid="0000016a" style:font-size-asian="20pt" style:font-weight-asian="bold" style:font-size-complex="20pt" style:font-weight-complex="bold"/>
    </style:style>
    <style:style style:name="T4" style:family="text">
      <style:text-properties style:font-name="Open Sans Light" officeooo:rsid="0000016a"/>
    </style:style>
    <style:style style:name="T5" style:family="text">
      <style:text-properties fo:color="#808080" style:font-name="Open Sans Light"/>
    </style:style>
    <style:style style:name="T6" style:family="text">
      <style:text-properties fo:color="#808080" style:font-name="Open Sans Light" fo:font-size="14pt" style:font-size-asian="14pt" style:font-size-complex="14pt"/>
    </style:style>
    <style:style style:name="T7" style:family="text">
      <style:text-properties fo:color="#808080" style:font-name="Open Sans Light" officeooo:rsid="0000016a"/>
    </style:style>
    <style:style style:name="T8" style:family="text">
      <style:text-properties fo:color="#000000" style:font-name="Open Sans Light" officeooo:rsid="0000016a"/>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Paulo Tosi </text:span></text:p>
      <text:p text:style-name="P4"><text:span text:style-name="T5">Desenvolvedor Front-End</text:span></text:p>
      <text:p text:style-name="P7"/>
      <text:p text:style-name="P2"/>
      <text:p text:style-name="Standard"><text:span text:style-name="T6">Resumo</text:span></text:p>
      <text:p text:style-name="P2"/>
      <text:p text:style-name="P3"><text:span text:style-name="T1">Formado em Análise e Desenvolvimento de Sistema, sou um Geek amante da tecnologia, antenado com as tendências do mercado de TI. Interessado por livros de tecnologia, busco me manter informado, por ser uma área que necessita de constante atualização. </text:span></text:p>
      <text:p text:style-name="P3"><text:span text:style-name="T1">Sim, quero ser seu desenvolvedor.</text:span></text:p>
      <text:p text:style-name="P2"/>
      <text:p text:style-name="Standard"><text:span text:style-name="T1">.contato { </text:span></text:p>
      <text:p text:style-name="Standard"><text:span text:style-name="T1"><text:tab/>e-mail: </text:span><text:span text:style-name="T5">tosi.paulo@gmail.com; </text:span></text:p>
      <text:p text:style-name="Standard"><text:span text:style-name="T1"><text:tab/>facebook: </text:span><text:span text:style-name="T5">tosi.paulo; </text:span></text:p>
      <text:p text:style-name="Standard"><text:span text:style-name="T1"><text:tab/>skype: </text:span><text:span text:style-name="T5">tosi.paulo; </text:span></text:p>
      <text:p text:style-name="Standard"><text:span text:style-name="T1"><text:tab/>github: </text:span><text:span text:style-name="T5">paulo.tosi; </text:span></text:p>
      <text:p text:style-name="Standard"><text:span text:style-name="T5"><text:tab/></text:span><text:span text:style-name="T8">site: </text:span><text:a xlink:type="simple" xlink:href="http://paulotosi.com.br/" text:style-name="Internet_20_link" text:visited-style-name="Visited_20_Internet_20_Link"><text:span text:style-name="T7">http://paulotosi.com.br</text:span></text:a></text:p>
      <text:p text:style-name="P6"><text:span text:style-name="T1">}</text:span></text:p>
      <text:p text:style-name="P8"/>
      <text:p text:style-name="P1"/>
      <text:p text:style-name="Standard"><text:span text:style-name="T6">Por onde andei</text:span></text:p>
      <text:p text:style-name="P2"/>
      <text:p text:style-name="P6"><text:span text:style-name="T1">Tenho adquirido bastante experiência em front-end, embora atue nessa área há, aproximadamente, dois anos e meio. Nesse período, fui colaborador em projetos como SPTrans e Coca-cola e também fiz parte do time de front-end do Portal da Band (TV Band), criando todos os projetos para front-end como sites do portal (Esportes, Rádio Bandeirantes, Programas da TV, etc) e sistemas internos. E agora sou um novo colaborador front-end da Resource IT e estou alocado no cliente Banco Votorantim, reformulando todo o Internet Banking.</text:span></text:p>
      <text:p text:style-name="P8"/>
      <text:p text:style-name="P1"/>
      <text:p text:style-name="P2"/>
      <text:section text:style-name="Sect1" text:name="TextSection">
        <text:p text:style-name="Standard"><text:span text:style-name="T6">Habilidades</text:span></text:p>
        <text:p text:style-name="P2"/>
        <text:p text:style-name="Standard"><text:span text:style-name="T1">HTML5 / </text:span><text:span text:style-name="T4">CSS3</text:span></text:p>
        <text:p text:style-name="Standard"><text:span text:style-name="T1">Javascript( es5/es6)</text:span></text:p>
        <text:p text:style-name="Standard"><text:span text:style-name="T1">Jquery</text:span></text:p>
        <text:p text:style-name="Standard"><text:span text:style-name="T1">Bootstrap</text:span></text:p>
        <text:p text:style-name="Standard"><text:span text:style-name="T1">Design Responsivo</text:span></text:p>
        <text:p text:style-name="Standard"><text:span text:style-name="T1">Git</text:span></text:p>
        <text:p text:style-name="P5"><text:span text:style-name="T1">SASS</text:span></text:p>
        <text:p text:style-name="P2"/>
        <text:p text:style-name="Standard"><text:span text:style-name="T6">Conhecimentos</text:span></text:p>
        <text:p text:style-name="P2"/>
        <text:p text:style-name="P5"><text:span text:style-name="T1">BEM</text:span></text:p>
        <text:p text:style-name="P5"><text:span text:style-name="T1">SMACSS</text:span></text:p>
        <text:p text:style-name="P5"><text:span text:style-name="T1">SVG</text:span></text:p>
        <text:p text:style-name="P5"><text:span text:style-name="T1">Gulp</text:span></text:p>
        <text:p text:style-name="P5"><text:span text:style-name="T1">Grunt</text:span></text:p>
        <text:p text:style-name="P5"><text:span text:style-name="T1">AngularJs</text:span></text:p>
        <text:p text:style-name="P2"/>
      </text:section>
      <text:section text:style-name="Sect2" text:name="Seção1">
        <text:p text:style-name="P7"><text:soft-page-break/></text:p>
        <text:p text:style-name="P1"/>
        <text:p text:style-name="Standard"><text:span text:style-name="T5">Experiência</text:span><text:span text:style-name="T1"> </text:span></text:p>
        <text:p text:style-name="P2"/>
        <text:p text:style-name="Standard"><text:span text:style-name="T1">Desenvolvedor front-end CLT Junho de 2016 - até o momento (TV BAND)</text:span></text:p>
        <text:p text:style-name="P2"/>
        <text:p text:style-name="Standard"><text:span text:style-name="T1">Desenvolvedor front-end PJ fevereiro de 2015 <text:s/>- 2016</text:span></text:p>
        <text:p text:style-name="P2"/>
        <text:p text:style-name="Standard"><text:span text:style-name="T5">Formação acadêmica </text:span></text:p>
        <text:p text:style-name="P2"/>
        <text:p text:style-name="Standard"><text:span text:style-name="T1">Analise e Desenvolvimento de Sistema, 2012 - 201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Open Sans Light" svg:font-family="'Open Sans Light'"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Henrique Tosi dos Santos</meta:initial-creator>
    <meta:editing-cycles>5</meta:editing-cycles>
    <meta:print-date>2017-10-02T23:04:00</meta:print-date>
    <meta:creation-date>2016-05-13T16:37:00</meta:creation-date>
    <dc:date>2018-05-22T10:08:38.891549542</dc:date>
    <dc:language>pt-BR</dc:language>
    <meta:editing-duration>PT12M28S</meta:editing-duration>
    <meta:generator>LibreOffice/5.4.6.2$Linux_X86_64 LibreOffice_project/40m0$Build-2</meta:generator>
    <meta:document-statistic meta:table-count="0" meta:image-count="0" meta:object-count="0" meta:page-count="2" meta:paragraph-count="34" meta:word-count="197" meta:character-count="1323" meta:non-whitespace-character-count="11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